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Arial3" svg:font-family="Arial, serif"/>
    <style:font-face style:name="OpenSymbol" svg:font-family="OpenSymbol"/>
    <style:font-face style:name="Arial5" svg:font-family="Arial" style:font-family-generic="swiss"/>
    <style:font-face style:name="Arial2"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8.694cm" fo:margin-left="-0.191cm" fo:margin-top="0cm" fo:margin-bottom="0cm" table:align="left" style:writing-mode="lr-tb"/>
    </style:style>
    <style:style style:name="Tabelle1.A" style:family="table-column">
      <style:table-column-properties style:column-width="3.44cm"/>
    </style:style>
    <style:style style:name="Tabelle1.B" style:family="table-column">
      <style:table-column-properties style:column-width="6.999cm"/>
    </style:style>
    <style:style style:name="Tabelle1.C" style:family="table-column">
      <style:table-column-properties style:column-width="8.255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a"/>
    </style:style>
    <style:style style:name="Tabelle1.A2" style:family="table-cell" style:data-style-name="N37">
      <style:table-cell-properties fo:padding-left="0.191cm" fo:padding-right="0.191cm" fo:padding-top="0cm" fo:padding-bottom="0cm" fo:border="0.018cm solid #00000a"/>
    </style:style>
    <style:style style:name="Tabelle2" style:family="table">
      <style:table-properties style:width="18.694cm" fo:margin-left="-0.191cm" fo:margin-top="0cm" fo:margin-bottom="0cm" table:align="left" style:writing-mode="lr-tb"/>
    </style:style>
    <style:style style:name="Tabelle2.A" style:family="table-column">
      <style:table-column-properties style:column-width="2.536cm"/>
    </style:style>
    <style:style style:name="Tabelle2.B" style:family="table-column">
      <style:table-column-properties style:column-width="12.404cm"/>
    </style:style>
    <style:style style:name="Tabelle2.C" style:family="table-column">
      <style:table-column-properties style:column-width="3.754cm"/>
    </style:style>
    <style:style style:name="Tabelle2.1" style:family="table-row">
      <style:table-row-properties style:keep-together="true" fo:keep-together="auto"/>
    </style:style>
    <style:style style:name="Tabelle2.A1" style:family="table-cell">
      <style:table-cell-properties fo:padding-left="0.191cm" fo:padding-right="0.191cm" fo:padding-top="0cm" fo:padding-bottom="0cm" fo:border="0.018cm solid #00000a"/>
    </style:style>
    <style:style style:name="P1" style:family="paragraph" style:parent-style-name="Footer">
      <style:paragraph-properties fo:padding-left="0cm" fo:padding-right="0cm" fo:padding-top="0.035cm" fo:padding-bottom="0cm" fo:border-left="none" fo:border-right="none" fo:border-top="0.018cm solid #00000a" fo:border-bottom="none">
        <style:tab-stops>
          <style:tab-stop style:position="8.752cm" style:type="center"/>
          <style:tab-stop style:position="18.503cm" style:type="right"/>
        </style:tab-stops>
      </style:paragraph-properties>
    </style:style>
    <style:style style:name="P2" style:family="paragraph" style:parent-style-name="Standard">
      <style:text-properties style:font-name="Arial2" fo:font-size="10pt" style:font-size-asian="10pt" style:font-name-complex="Arial4"/>
    </style:style>
    <style:style style:name="P3" style:family="paragraph" style:parent-style-name="Standard">
      <style:text-properties style:font-name="Arial2" fo:font-size="10pt" style:font-size-asian="10pt" style:font-name-complex="Arial4" style:font-size-complex="10pt"/>
    </style:style>
    <style:style style:name="P4" style:family="paragraph" style:parent-style-name="Standard">
      <style:text-properties style:font-name="Arial2" fo:font-size="10pt" fo:font-style="italic" style:font-size-asian="10pt" style:font-style-asian="italic" style:font-name-complex="Arial4"/>
    </style:style>
    <style:style style:name="P5" style:family="paragraph" style:parent-style-name="Standard">
      <style:text-properties style:font-name="Arial2" fo:font-size="10pt" fo:font-style="italic" style:font-size-asian="10pt" style:font-style-asian="italic" style:font-name-complex="Arial4" style:font-size-complex="10pt"/>
    </style:style>
    <style:style style:name="P6" style:family="paragraph" style:parent-style-name="Standard">
      <style:text-properties style:font-name="Arial2" fo:font-size="10pt" fo:font-weight="bold" style:font-size-asian="10pt" style:font-weight-asian="bold" style:font-name-complex="Arial4"/>
    </style:style>
    <style:style style:name="P7" style:family="paragraph" style:parent-style-name="Standard">
      <style:text-properties style:font-name="Arial2" fo:font-weight="bold" style:font-weight-asian="bold" style:font-name-complex="Arial4"/>
    </style:style>
    <style:style style:name="P8" style:family="paragraph" style:parent-style-name="Standard">
      <style:text-properties style:font-name="Arial2" fo:font-size="14pt" fo:font-weight="bold" style:font-size-asian="14pt" style:font-weight-asian="bold" style:font-name-complex="Arial4"/>
    </style:style>
    <style:style style:name="P9" style:family="paragraph" style:parent-style-name="Standard">
      <style:paragraph-properties fo:background-color="#d9d9d9">
        <style:background-image/>
      </style:paragraph-properties>
      <style:text-properties style:font-name="Arial2" fo:font-size="10pt" style:font-size-asian="10pt" style:font-name-complex="Arial4" style:font-size-complex="10pt"/>
    </style:style>
    <style:style style:name="P10" style:family="paragraph" style:parent-style-name="Standard">
      <style:paragraph-properties fo:background-color="#d9d9d9">
        <style:background-image/>
      </style:paragraph-properties>
      <style:text-properties style:font-name="Arial2" fo:font-size="10pt" fo:font-style="italic" style:font-size-asian="10pt" style:font-style-asian="italic" style:font-name-complex="Arial4" style:font-size-complex="10pt"/>
    </style:style>
    <style:style style:name="P11" style:family="paragraph" style:parent-style-name="Standard" style:master-page-name="Standard">
      <style:paragraph-properties style:page-number="auto"/>
      <style:text-properties style:font-name="Arial2" fo:font-size="16pt" fo:font-weight="bold" style:font-size-asian="16pt" style:font-weight-asian="bold" style:font-name-complex="Arial4"/>
    </style:style>
    <style:style style:name="P12" style:family="paragraph" style:parent-style-name="Standard">
      <style:text-properties style:font-name="Arial2" fo:font-size="10pt" fo:font-style="italic" style:font-size-asian="10pt" style:font-style-asian="italic" style:font-name-complex="Arial4"/>
    </style:style>
    <style:style style:name="P13" style:family="paragraph" style:parent-style-name="Standard">
      <style:text-properties style:font-name="Arial2" fo:font-size="10pt" fo:font-style="italic" style:font-size-asian="10pt" style:font-style-asian="italic" style:font-name-complex="Arial4" style:font-size-complex="10pt"/>
    </style:style>
    <style:style style:name="P14" style:family="paragraph" style:parent-style-name="Standard">
      <style:text-properties style:font-name="Arial2" fo:font-size="10pt" fo:font-weight="bold" style:font-size-asian="10pt" style:font-weight-asian="bold" style:font-name-complex="Arial4"/>
    </style:style>
    <style:style style:name="P15" style:family="paragraph" style:parent-style-name="Standard" style:list-style-name="L1"/>
    <style:style style:name="P16" style:family="paragraph" style:parent-style-name="Standard">
      <style:text-properties style:font-name="Arial" fo:font-size="10pt" style:font-size-asian="10pt" style:font-size-complex="10pt"/>
    </style:style>
    <style:style style:name="P17" style:family="paragraph" style:parent-style-name="Standard" style:list-style-name="L2">
      <style:text-properties style:font-name="Arial" fo:font-size="10pt" style:font-size-asian="10pt" style:font-size-complex="10pt"/>
    </style:style>
    <style:style style:name="P18" style:family="paragraph" style:parent-style-name="Standard">
      <style:paragraph-properties fo:text-align="start" style:justify-single-word="false"/>
      <style:text-properties style:font-name="Arial" fo:font-size="10pt" style:font-size-asian="10pt" style:font-size-complex="10pt"/>
    </style:style>
    <style:style style:name="P19" style:family="paragraph" style:parent-style-name="Text_20_body">
      <style:text-properties fo:font-variant="normal" fo:text-transform="none" fo:color="#222222" style:font-name="Arial1" fo:font-size="10pt" fo:letter-spacing="normal" fo:font-style="normal" fo:font-weight="normal" style:font-size-asian="10pt" style:font-style-asian="italic" style:font-name-complex="Arial4" style:font-size-complex="10pt"/>
    </style:style>
    <style:style style:name="P20" style:family="paragraph" style:parent-style-name="Text_20_body">
      <style:paragraph-properties fo:margin-left="0cm" fo:margin-right="0cm" fo:margin-top="0cm" fo:margin-bottom="0cm" fo:orphans="2" fo:widows="2" fo:text-indent="0cm" style:auto-text-indent="false"/>
      <style:text-properties fo:font-variant="normal" fo:text-transform="none" fo:color="#222222" style:font-name="Arial3" fo:font-size="10pt" fo:letter-spacing="normal" fo:font-style="italic" fo:font-weight="normal" style:font-size-asian="10pt" style:font-size-complex="10pt"/>
    </style:style>
    <style:style style:name="P21" style:family="paragraph" style:parent-style-name="Text_20_body">
      <style:paragraph-properties fo:margin-top="0cm" fo:margin-bottom="0cm" fo:orphans="2" fo:widows="2"/>
      <style:text-properties fo:font-variant="normal" fo:text-transform="none" fo:color="#222222" style:font-name="Arial3" fo:font-size="10pt" fo:letter-spacing="normal" fo:font-style="italic" fo:font-weight="normal" style:font-size-asian="10pt" style:font-size-complex="10pt"/>
    </style:style>
    <style:style style:name="P22" style:family="paragraph" style:parent-style-name="Text_20_body">
      <style:paragraph-properties fo:margin-top="0cm" fo:margin-bottom="0cm" fo:orphans="2" fo:widows="2" style:writing-mode="lr-tb"/>
      <style:text-properties fo:font-size="10pt" style:font-size-asian="10pt" style:font-size-complex="10pt"/>
    </style:style>
    <style:style style:name="T1" style:family="text">
      <style:text-properties style:font-name="Arial2" fo:font-size="9pt" style:font-size-asian="9pt" style:font-name-complex="Arial4" style:font-size-complex="10pt"/>
    </style:style>
    <style:style style:name="T2" style:family="text">
      <style:text-properties style:font-name="Arial2" fo:font-size="10pt" fo:font-style="italic" style:font-size-asian="10pt" style:font-style-asian="italic" style:font-name-complex="Arial4"/>
    </style:style>
    <style:style style:name="T3" style:family="text">
      <style:text-properties style:font-name="Arial2" fo:font-size="10pt" fo:font-style="italic" style:font-size-asian="10pt" style:font-style-asian="italic" style:font-name-complex="Arial4" style:font-size-complex="10pt"/>
    </style:style>
    <style:style style:name="T4" style:family="text">
      <style:text-properties style:font-size-complex="10pt"/>
    </style:style>
    <style:style style:name="T5" style:family="text">
      <style:text-properties style:font-name="Arial3"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Zwischenbericht / Abschlussbericht</text:p>
      <text:p text:style-name="P4">Alle kursiv gesetzten Textpassagen sind Hinweise bzw. Beispiele, die Sie löschen und/oder verändern sollen.</text:p>
      <text:p text:style-name="P4">Der Abschlussbericht hat einen Umfang von ca. 4 bis 5 Seiten und betrachtet sowohl den Prozess zur Zielerreichung als auch das erstellte und hoffentlich fertige Produkt. Im Gegensatz zum Statusbericht, der auf aktuelle Geschehnisse fokussiert, behandelt der Abschlussbericht das Große und Ganze. </text:p>
      <text:p text:style-name="P4">Mit dem Abschlussbericht befassen Sie sich erstmals, nachdem Sie Ihren Projektauftrag unter Dach und Fach haben. Sie tun sich einen Gefallen, wenn Sie den Abschlussbericht ab Erteilung des Projektauftrages Woche für Woche immer wieder bearbeiten und pflegen. Dann haben Sie am Ende des Projekts „automatisch“ einen fertigen Abschlussbericht. </text:p>
      <text:p text:style-name="P4"/>
      <text:p text:style-name="P9">Datum des Berichts:</text:p>
      <text:p text:style-name="P9">04.01.2019</text:p>
      <text:p text:style-name="P3"/>
      <text:p text:style-name="P9">Team-Nr. (mit Themenkürzel) und Lehrkraft:</text:p>
      <text:p text:style-name="P10">GF14 (Renners) </text:p>
      <text:p text:style-name="P3"/>
      <text:p text:style-name="P9">Projekttitel:</text:p>
      <text:p text:style-name="P10">White House Siege </text:p>
      <text:p text:style-name="P3"/>
      <text:p text:style-name="P10">Projektteam: </text:p>
      <text:p text:style-name="P10">Dennis Sellemann, 1531614 </text:p>
      <text:p text:style-name="P10">Sven Dirksen, 1531287 </text:p>
      <text:p text:style-name="P10">Petr Kozyr, 1531575 </text:p>
      <text:p text:style-name="P10">Johnny Schulz, 1531216 </text:p>
      <text:p text:style-name="P10">Aness Mohamed Alwan, 1531591 </text:p>
      <text:p text:style-name="P9"/>
      <text:p text:style-name="P3"/>
      <text:p text:style-name="P8">Projektziel und Rechtfertigung für das Projekt</text:p>
      <text:p text:style-name="P3"/>
      <text:p text:style-name="P5">Das Ziel ist die Entwicklung eines „Tower Defense/Platformer“ Spieles mit satirischem Hintergrund. Aus aktuellem Anlass entstand die Idee auf die amerikanische Politik und deren globale mediale Darstellung aufmerksam zu machen. So verbinden wir die Umsetzung vorgegebener Konzepte mit politischem Motiv. </text:p>
      <text:p text:style-name="P5"/>
      <text:p text:style-name="P8">Betrachtung des Prozesses</text:p>
      <text:p text:style-name="P7"/>
      <text:p text:style-name="P7">Meilensteine</text:p>
      <text:p text:style-name="P4"/>
      <text:p text:style-name="P4">Hier beschreiben Sie, welche <text:s/>Meilensteine Sie in Ihrem Projekt erreicht haben. Die ursprünglich geplanten Meilensteine stehen im Projektauftrag und müssen Sie mit den tatsächlich erreichten Meilensteinen vergleichen. Bei Abweichungen müssen Sie diese in der rechten Spalte beschreiben und begründen.</text:p>
      <text:p text:style-name="P4"/>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6">Termin (Datum)</text:p>
            </table:table-cell>
            <table:table-cell table:style-name="Tabelle1.A1" office:value-type="string">
              <text:p text:style-name="P6">Erreichte Ergebnisse</text:p>
            </table:table-cell>
            <table:table-cell table:style-name="Tabelle1.A1" office:value-type="string">
              <text:p text:style-name="P6">Abweichungen vom Projektauftrag und Gründe dafür</text:p>
            </table:table-cell>
          </table:table-row>
        </table:table-header-rows>
        <table:table-row table:style-name="Tabelle1.1">
          <table:table-cell table:style-name="Tabelle1.A2" office:value-type="date" office:date-value="2018-11-09">
            <text:p text:style-name="P4">09.11.18</text:p>
          </table:table-cell>
          <table:table-cell table:style-name="Tabelle1.A1" office:value-type="string">
            <text:p text:style-name="P4">Prototyp ist fertiggestellt: 1 Gegner, 2 Arten von Towern, Mauern, Spielercharakter , Plattform Physik, 3 Karten Alle Objekte in Platzhalterform. </text:p>
          </table:table-cell>
          <table:table-cell table:style-name="Tabelle1.A1" office:value-type="string">
            <text:p text:style-name="P4"/>
          </table:table-cell>
        </table:table-row>
        <table:table-row table:style-name="Tabelle1.1">
          <table:table-cell table:style-name="Tabelle1.A2" office:value-type="date" office:date-value="2018-11-23">
            <text:p text:style-name="P2">23.11.18<text:bookmark-start text:name="_GoBack"/></text:p>
          </table:table-cell>
          <table:table-cell table:style-name="Tabelle1.A1" office:value-type="string">
            <text:p text:style-name="P2">Prototyp ausgearbeitet: Spielelogik und Ablauf komplett umgesetzt. Alle Gegnertypen integriert. Alle Interaktionen zwischen den Objekten implementiert. Bauoptionen umgesetzt. (Spiel bis auf Grafik/Sound fertig) </text:p>
          </table:table-cell>
          <table:table-cell table:style-name="Tabelle1.A1" office:value-type="string">
            <text:p text:style-name="P2">Prototyp wurde nicht ausgearbeitet, liegen aufgrund von Krankheitsfällen zurück. </text:p>
          </table:table-cell>
        </table:table-row>
        <table:table-row table:style-name="Tabelle1.1">
          <table:table-cell table:style-name="Tabelle1.A2" office:value-type="date" office:date-value="2018-12-14">
            <text:p text:style-name="P2"><text:bookmark-end text:name="_GoBack"/>14.12.18</text:p>
          </table:table-cell>
          <table:table-cell table:style-name="Tabelle1.A1" office:value-type="string">
            <text:p text:style-name="P2">Balancing, Grafik, Sound und Level sind fertiggestellt </text:p>
          </table:table-cell>
          <table:table-cell table:style-name="Tabelle1.A1" office:value-type="string">
            <text:p text:style-name="P2">Grafik und Sound wurden schon bereitgestellt (stand 30.11) </text:p>
          </table:table-cell>
        </table:table-row>
        <table:table-row table:style-name="Tabelle1.1">
          <table:table-cell table:style-name="Tabelle1.A2" office:value-type="date" office:date-value="2019-01-07">
            <text:p text:style-name="P4">07.01.19</text:p>
          </table:table-cell>
          <table:table-cell table:style-name="Tabelle1.A1" office:value-type="string">
            <text:p text:style-name="Standard"><text:span text:style-name="T2">Das Spiel ist ausgiebig getestet, es sind keine schwerwiegenden Fehler mehr vorhanden. Bekannte Fehler sind dokumentiert. Die Begleitdokumentation (Benutzerhandbuch, Installationsanleitung) sowie das Poster für die Postermesse sind vorhanden. Der </text:span><text:span text:style-name="T2">Abschlussbericht liegt vor. Die Software </text:span><text:soft-page-break/><text:span text:style-name="T2">liegt in einer auslieferungsfähigen, installierbaren Form vor.</text:span></text:p>
          </table:table-cell>
          <table:table-cell table:style-name="Tabelle1.A1" office:value-type="string">
            <text:p text:style-name="P4">Keine</text:p>
          </table:table-cell>
        </table:table-row>
      </table:table>
      <text:p text:style-name="P5"/>
      <text:p text:style-name="Standard"><text:span text:style-name="T3">Ergänzen Sie hier unter der Tabelle ggf. weitere Details, die nicht in die Tabelle hinein passen. </text:span><text:span text:style-name="T2">Welche zusätzlichen Schritte wurden zur Erreichung der Ziele unternommen? Wo mussten Umwege gegangen werden? Was war eher leichter als gedacht?</text:span></text:p>
      <text:p text:style-name="P5"/>
      <text:p text:style-name="P5"/>
      <text:p text:style-name="P7">Gruppenprozess (½ bis 1 Seite)</text:p>
      <text:p text:style-name="P4"/>
      <text:p text:style-name="P4"/>
      <text:p text:style-name="P4"><text:span text:style-name="T4">Anfangs sollte jeder sich ein paar Gedanken darüber machen, welche Vorstellungen er für diese Programmierplatform GreenFoot hat und umsetzten möchte. Ein Vorschlag wie das Spiel optisch aussehen soll, wurde in kurzer zeit demokratisch gefunden und bestätigt. </text:span>Das Ziel ist es ein Tower Defense/ Platformer zu erstellen, welcher einen Satirischen Hintergrund hat. <text:span text:style-name="T4">Die Arbeitsteilung wurde aufgeteilt auf gewisse Kompetenzen, welche Dennis Sellemann und Sven Dirksen in programmieren besitzen.</text:span></text:p>
      <text:p text:style-name="P4">Unsere Gruppe bestehend aus fünf Personen, haben wir in folgende Sub-gruppen unterteilt. Die eine Gruppe bestehend aus Dennis Sellemann und Petr Kozyr, sie arbeiten an dem Tower Defense part. Sven Dirksen, A<text:span text:style-name="T4">ness Mohamed Alwan und Johnny Schulz bilden die Gruppe zwei, sie arbeiten an den Platformer part. Die Chemie in unserer Gruppe war anfangs sehr positiv und das Interesse für die Entwicklung des Spiels war groß. Konflikte gab es kaum welche, da man sich meistens schnell einig wurde.Die Kommunikation in unserer Gruppe hätte besser sein können, damit die Bearbeitung unseres Spiels und des Protokolls schneller fertig gestellt werden kann und sich nicht die Arbeitsteilung für manche dadurch erschwert wird. Da Sven Dirksen und Dennis Sellemann schon gewisse Vorkenntnisse in programmieren haben, kamen wir zu dem Entschluss, dass Sven und Dennis in ihren jeweiligen Gruppen für die Spielphysik etc. zuständig sind und Annes Petr und Johnny die 8-bit datein wie Hintergrund,Sounds und Charakterbilder bereit stellen. Alle Dateien die jeder für sich für bearbeitet hat, wurden auf Github hochgeladen, gespeichert und jedem aus der Gruppe zugänglich gemacht. Durch Krankheitsbedingten Ausfällen in unserer Gruppe, kam es zu weiteren Verzögerungen, welche sich negativ auf die Bearbeitung des Spiels auswirkte. Dies führte dazu, dass die Gewichtung der Arbeitsteilung sich ungleichmäßig verteilt hat, sodass unsere ''Programmierer'' mehr beschäftigt waren. Zusätzlich ist noch zu erwähnen, dass durch die weiteren anstehenden Studienfächer die wir im Studiengang besitzen, auch eine hohe Anforderungen erwartet wird. Das gilt nicht direkt für alle, doch für manche aus unserer Gruppe gilt das schon. Doch das Spiel besitzt jetzt ein Hauptmenü, 1 Towerdefensepart und 2 Platformerpart welche eine Satirischen Hintergrund haben und spielbar ist. </text:span></text:p>
      <text:p text:style-name="P5"/>
      <text:p text:style-name="P5"/>
      <text:p text:style-name="P5"/>
      <text:p text:style-name="P7">Reflexion (½ bis 1 Seite)</text:p>
      <text:p text:style-name="P4"/>
      <text:p text:style-name="P4">Welche Schlüsse ziehen Sie aus der Betrachtung des Prozesses? Was würden Sie beim nächsten Mal anders machen?</text:p>
      <text:p text:style-name="P4"/>
      <text:p text:style-name="P19"><text:span text:style-name="T5">Bei uns in der Gruppe hatte jeder das Recht gehabt mitzubestimmen und seine eigenen Vorschläge zu präsentieren, um zu ein gemeinsames Projektziel zu finden.</text:span><text:span text:style-name="T5">Die Arbeitsteilung an sich, war richtig und hilfreich. Jeder in unserer Gruppe arbeitete Selbstständig an seinen Aufgaben. Die Möglichkeit die bearbeiteten Dateien auf GitHub hochzuladen, war sehr nützlich, auch wenn uns leider ein Fehler unterlaufen ist und eine Menge Dateien verloren gegangen sind. Doch dies wurde wieder behoben. Die Gruppenchemie war stets positiv, auch wenn man ein paar Ausfälle zu beklagen hatte, da vor allem Gesundheitliche und private Probleme die Gründe ausschlaggebend dafür waren. Das Zeitmanagement in unserer Gruppe hat nicht optimal gepasst, da manche Berichte oder Termine leider nicht richtig war genommen wurden. Das Spiel, wie wir es uns als Gruppe vorgestellt hatten, wurde auch so umgesetzt. Alle wichtigen Inhalte die wir für unser Spiel uns vorgestellt hatten, wurden implementiert. </text:span></text:p>
      <text:p text:style-name="P22"/>
      <text:p text:style-name="P20">Für die Zukunft sind wir der Meinung eine deutlich bessere Kommunikation pflegen zu müssen und konkretere Absprachen zu halten, damit sich niemand unter-oder überfordert fühlt. Außerdem sollte die Intensität an einem Projekt, welches wir bearbeiten sollen, ein wenig höher sein als es in dem Fall war. </text:p>
      <text:p text:style-name="P21">Dennoch lässt sich sagen, dass uns ein Spiel gelungen ist, welches unseren Vorstellungen entspricht.</text:p>
      <text:p text:style-name="P4"/>
      <text:p text:style-name="P4"/>
      <text:p text:style-name="P4"/>
      <text:p text:style-name="P4"/>
      <text:p text:style-name="P4"/>
      <text:p text:style-name="P4"/>
      <text:p text:style-name="P4"/>
      <text:p text:style-name="P8"><text:soft-page-break/>Betrachtung des Produkts</text:p>
      <text:p text:style-name="P7"/>
      <text:p text:style-name="P7">Zielerreichung</text:p>
      <text:p text:style-name="P4"/>
      <text:p text:style-name="P4">Die beiden ersten Spalten der folgenden Tabelle kopieren Sie aus dem Projektauftrag hierher. In der letzten Spalte ergänzen Sie, welche Kriterien Sie erreicht haben.</text:p>
      <text:p text:style-name="P4"/>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6">Kriterium</text:p>
          </table:table-cell>
          <table:table-cell table:style-name="Tabelle2.A1" office:value-type="string">
            <text:p text:style-name="P6">Beschreibung</text:p>
          </table:table-cell>
          <table:table-cell table:style-name="Tabelle2.A1" office:value-type="string">
            <text:p text:style-name="P6">Erreicht? (Ja / Nein / Teilweise)</text:p>
          </table:table-cell>
        </table:table-row>
        <table:table-row table:style-name="Tabelle2.1">
          <table:table-cell table:style-name="Tabelle2.A1" office:value-type="string">
            <text:p text:style-name="P2">Inhaltlicher Umfang und Qualität</text:p>
          </table:table-cell>
          <table:table-cell table:style-name="Tabelle2.A1" office:value-type="string">
            <text:p text:style-name="Standard"><text:span text:style-name="T2">Fließender Übergang der Level.</text:span></text:p>
            <text:p text:style-name="Standard"><text:span text:style-name="T2"/></text:p>
            <text:p text:style-name="Standard"><text:span text:style-name="T2"><text:s/>Jump&amp;Run Level:</text:span></text:p>
            <text:list xml:id="list3129353768982279896" text:style-name="L1">
              <text:list-item>
                <text:p text:style-name="P15"><text:span text:style-name="T2">Spielercharakter (SC) kann Gegner angreifen</text:span></text:p>
              </text:list-item>
              <text:list-item>
                <text:p text:style-name="P15"><text:span text:style-name="T2"><text:s/>SC kann „sterben“ </text:span></text:p>
              </text:list-item>
              <text:list-item>
                <text:p text:style-name="P15"><text:span text:style-name="T2"><text:s/>SC kann Ressourcen sammeln </text:span></text:p>
                <text:p text:style-name="P15"><text:span text:style-name="T2"/></text:p>
                <text:p text:style-name="P15"><text:span text:style-name="T2"/></text:p>
                <text:p text:style-name="P15"><text:span text:style-name="T2">TowerDefence Level:</text:span></text:p>
              </text:list-item>
              <text:list-item>
                <text:p text:style-name="P15"><text:span text:style-name="T2"><text:s/>Gebäude aufwerten </text:span></text:p>
              </text:list-item>
              <text:list-item>
                <text:p text:style-name="P15"><text:span text:style-name="T2"><text:s/>Gebäude greifen Gegner an </text:span></text:p>
              </text:list-item>
              <text:list-item>
                <text:p text:style-name="P15"><text:span text:style-name="T2"><text:s/>Gegner greifen die Basis an </text:span></text:p>
              </text:list-item>
            </text:list>
          </table:table-cell>
          <table:table-cell table:style-name="Tabelle2.A1" office:value-type="string">
            <text:p text:style-name="P4"/>
            <text:p text:style-name="P4"/>
            <text:p text:style-name="P4"/>
            <text:p text:style-name="P4"/>
            <text:p text:style-name="P4">Ja</text:p>
            <text:p text:style-name="P4"/>
            <text:p text:style-name="P4"/>
            <text:p text:style-name="P4"/>
            <text:p text:style-name="P4"/>
            <text:p text:style-name="P4"/>
            <text:p text:style-name="P4"/>
            <text:p text:style-name="P4">Ja</text:p>
          </table:table-cell>
        </table:table-row>
        <table:table-row table:style-name="Tabelle2.1">
          <table:table-cell table:style-name="Tabelle2.A1" office:value-type="string">
            <text:p text:style-name="P2">Lieferumfang:</text:p>
          </table:table-cell>
          <table:table-cell table:style-name="Tabelle2.A1" office:value-type="string">
            <text:p text:style-name="P4">Programmcode, ausführbares Spiel als Jar, Benutzerhandbuch, Posterdatei, Abschlussbericht </text:p>
          </table:table-cell>
          <table:table-cell table:style-name="Tabelle2.A1" office:value-type="string">
            <text:p text:style-name="P4">Ja</text:p>
          </table:table-cell>
        </table:table-row>
        <table:table-row table:style-name="Tabelle2.1">
          <table:table-cell table:style-name="Tabelle2.A1" office:value-type="string">
            <text:p text:style-name="P2">Zeit:</text:p>
          </table:table-cell>
          <table:table-cell table:style-name="Tabelle2.A1" office:value-type="string">
            <text:p text:style-name="P2">Abgabetermin: Letzter Tag der Vorlesungszeit im Januar, 12:00 Uhr.</text:p>
          </table:table-cell>
          <table:table-cell table:style-name="Tabelle2.A1" office:value-type="string">
            <text:p text:style-name="P2"/>
          </table:table-cell>
        </table:table-row>
        <table:table-row table:style-name="Tabelle2.1">
          <table:table-cell table:style-name="Tabelle2.A1" office:value-type="string">
            <text:p text:style-name="P2">Kosten:</text:p>
          </table:table-cell>
          <table:table-cell table:style-name="Tabelle2.A1" office:value-type="string">
            <text:p text:style-name="P2">Die individuellen Aufwände sollen 120h pro Person nicht deutlich übersteigen.</text:p>
          </table:table-cell>
          <table:table-cell table:style-name="Tabelle2.A1" office:value-type="string">
            <text:p text:style-name="P2"/>
          </table:table-cell>
        </table:table-row>
      </table:table>
      <text:p text:style-name="P5"/>
      <text:p text:style-name="P5">Ergänzen Sie hier unter der Tabelle ggf. weitere Details, die nicht in die Tabelle hinein passen. Insbesondere zu denjenigen Zeilen, in denen Sie das Kriterium nicht oder nicht vollständig erreicht haben.</text:p>
      <text:p text:style-name="P4"/>
      <text:p text:style-name="P5"/>
      <text:p text:style-name="P7">Produktdetails (1 bis 3 Seiten)</text:p>
      <text:p text:style-name="P4"/>
      <text:p text:style-name="P4">Details Ihres Produkts. Beschreiben Sie Besonderheiten Ihres Produkts. Was hebt Ihr Produkt von anderen Produkten ab? Welche Aspekte Ihres Produkts bedürfen einer Erläuterung oder Anleitung? Etc.</text:p>
      <text:p text:style-name="P4"/>
      <text:p text:style-name="P16">Detailbeschreibung: Die mediale Darstellung amerikanischer Politik hat sich mit dem Amtsantritt von Donald Trump im Januar 2017 deutlich verändert. Das in dem Spiel vermittelte Bild basiert auf dieser überzogenen, oft eindimensionalen Darstellung. Wenngleich sich die Inhalte der Mainstream Medien in unserem Spiel wiederfinden, sollen sie dennoch mehr zum Nachdenken und weniger zum Niedermachen anregen. </text:p>
      <text:p text:style-name="P16"/>
      <text:p text:style-name="P16">Beschreibung des Spiels: Im Spiel muss man in der Nacht seine Basis (das weiße Haus) gegen Gegner verteidigen. Danach wechselt das Spiel in den Tag Modus in dem man Ressourcen sammeln muss, mit denen der Spieler seine Basis aufwerten kann. Wenn der Spielcharakter am Tag stirbt, verliert er die aktuell gesammelten Ressourcen und erscheint am Level Anfang erneut. Bis Ablauf der Zeit (der Tag- Phase) kann man es erneut versuchen. Wenn er in der Nachtphase sterben sollte, wird er nach ein paar Sekunden wieder belebt.</text:p>
      <text:p text:style-name="P16"/>
      <text:p text:style-name="P16">Der Spielecharakter kann gesteuert werden:</text:p>
      <text:list xml:id="list1360356763518259813" text:style-name="L2">
        <text:list-item>
          <text:p text:style-name="P17">„Pfeiltaste links“ nach links bewegen</text:p>
        </text:list-item>
        <text:list-item>
          <text:p text:style-name="P17">„Pfeiltaste rechts“ nach rechts bewegen </text:p>
        </text:list-item>
        <text:list-item>
          <text:p text:style-name="P17">„Pfeiltaste oben“ springen</text:p>
        </text:list-item>
        <text:list-item>
          <text:p text:style-name="P17">„Leertaste“ schießen (in aktuelle Blickrichtung)</text:p>
        </text:list-item>
        <text:list-item>
          <text:p text:style-name="P17"/>
        </text:list-item>
      </text:list>
      <text:p text:style-name="P18">Bei Berührung durch einen Gegner verliert der Spieler Leben. In der Bauphase kann per Mausklick auf ein Gebäude dieses aufgewertet werden. (nach dem ersten Klicken stehen Optionen durch weitere Buttons zum aufleveln zur Verfügung) Der äußere Turm ist nur für normalen Schaden zuständig. Der innere Turm kann Gegner verlangsamen.</text:p>
      <text:p text:style-name="P18"/>
      <text:p text:style-name="P18">Das Spiel ist in zwei Phasen unterteilt (so wie auch die Untergruppen):</text:p>
      <text:p text:style-name="P18"/>
      <text:p text:style-name="P18"/>
      <text:p text:style-name="P18"/>
      <text:p text:style-name="P18"/>
      <text:p text:style-name="P18"><text:soft-page-break/>Tag Phase (Jump and Run):</text:p>
      <text:p text:style-name="P18"/>
      <text:p text:style-name="P18">Die Tag Phase ist in 2 Welten geteilt. Zur einen Seite des Towers gelangt man in die Wüste, zur anderen an eine Lichtung/Wald. In beiden Welten trifft man auf untrerschiedliche Gegnertypen, die sich sowohl optisch, als auch in ihren Attributen unterscheiden. Primäres Ziel am Tag ist es nicht alle Gegner auszuschalten, sondern das Sammeln von Ressourcen. Diese lassen sich in der Nacht Phase dann in Geld umwandeln. Die Welten werden im klassischen Jump &amp; Run aufgebaut sein, sodass verschiedene Ebenen innerhalb einer Welt zu erreichen sind. Der Akteur kann laufen, springen und Gegner ausschalten, indem er auf sie schießt. Er kann auch von Gegnern ausgeschaltet werden. Passiert dies, beginnt die Tag-Phase erneut und bis dahin gesammelte Ressourcen dieser Phase verfliegen. Die TagPhase wird durch einen Timer begrenzt. In beiden Welten der Tag-Phase gibt es Ressourcen (Öl und Metalle), durch die in der Nacht-Phase Aufwertungen erkauft werden können.</text:p>
      <text:p text:style-name="P18"/>
      <text:p text:style-name="P18">Nacht Phase (Tower Defence):</text:p>
      <text:p text:style-name="P18"/>
      <text:p text:style-name="P18">Zu Beginn kann man mittels „Geld“ seine Basis aufwerten. → Bauphase, die manuell beendet wird. Die Basis ist gespiegelt und besteht aus einer Mauer (außen), einem normalen Turm (mittig), einem Effektturm (innen) und dem weißen Haus (in der Mitte der Basis).</text:p>
      <text:p text:style-name="P18"/>
      <text:p text:style-name="P18">Von rechts und links kommen Gegnerwellen. Die Mauern blocken die Gegner. Die Gegner können die Mauern angreifen, an den Türmen können sie vorbei. Ihr Ziel ist es das weiße Haus anzugreifen, bis dieses keine Lebenspunkte mehr hat. Wenn das weiße Haus zerstört ist, ist das Spiel vorbei und man sieht wie viele Tage man überlebt hat. Zerstörte Mauern können mit Beginn der nächsten Nacht-Phase erneuert werden.</text:p>
      <text:p text:style-name="P18"/>
      <text:p text:style-name="P18">Wenn alle Gegner besiegt sind, ist eine Runde um und die nächste Tag Phase beginnt. Mit jeder Runde nimmt der Schwierigkeitsgrad zu.</text:p>
      <text:p text:style-name="P18"/>
      <text:p text:style-name="P18">Währen die Gegner angreifen, kann der Spieler mit seinem Charakter die Gegner aus der Entfernung mit angreifen um die Türme zu unterstützen. Stirbt er dabei, dann „erwacht“ er nach einiger Zeit im weißen Haus.</text:p>
      <text:p text:style-name="P18"/>
      <text:p text:style-name="P18">Es gibt 3 arten von Gegnern: Araber mit viel Leben, Chinesen schnell und schwach, Mexikaner in allem durchschnittlich. </text:p>
      <text:p text:style-name="P18"/>
      <text:p text:style-name="P18">Bereits zu Beginn absehbare Risiken, die die Zielerreichung gefährden: </text:p>
      <text:p text:style-name="P18">- Grafischer Aufwand könnte ein Zeitproblem werden (Grafiken selber erstell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Arial3" svg:font-family="Arial, serif"/>
    <style:font-face style:name="OpenSymbol" svg:font-family="OpenSymbol"/>
    <style:font-face style:name="Arial5" svg:font-family="Arial" style:font-family-generic="swiss"/>
    <style:font-face style:name="Arial2" svg:font-family="Arial" style:font-family-generic="roman" style:font-pitch="variable"/>
    <style:font-face style:name="Calibri" svg:font-family="Calibri"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4"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de" style:country-asian="DE"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D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4"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5"/>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5" style:font-size-complex="12pt" style:font-style-complex="italic"/>
    </style:style>
    <style:style style:name="Index" style:family="paragraph" style:parent-style-name="Standard" style:class="index">
      <style:paragraph-properties text:number-lines="false" text:line-number="0"/>
      <style:text-properties style:font-name-complex="Arial5"/>
    </style:style>
    <style:style style:name="Heading_20_1" style:display-name="Heading 1" style:family="paragraph" style:parent-style-name="Standard" style:next-style-name="Text_20_body" style:default-outline-level="1" style:list-style-name="Outline" style:class="text">
      <style:paragraph-properties fo:margin-top="0.423cm" fo:margin-bottom="0.106cm" fo:break-before="page" fo:keep-with-next="always"/>
      <style:text-properties style:font-name="Arial2" fo:font-size="16pt" fo:font-weight="bold" style:letter-kerning="true" style:font-size-asian="16pt" style:language-asian="ko" style:country-asian="KR" style:font-weight-asian="bold" style:font-name-complex="Arial4" style:font-size-complex="16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423cm" fo:margin-bottom="0.106cm" fo:keep-with-next="always"/>
      <style:text-properties style:font-name="Arial2" fo:font-size="14pt" fo:font-style="italic" fo:font-weight="bold" style:font-size-asian="14pt" style:language-asian="ko" style:country-asian="KR" style:font-style-asian="italic" style:font-weight-asian="bold" style:font-name-complex="Arial4" style:font-size-complex="14pt" style:font-style-complex="italic"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423cm" fo:margin-bottom="0.106cm" fo:keep-with-next="always"/>
      <style:text-properties style:font-name="Arial2" fo:font-size="13pt" fo:font-weight="bold" style:font-size-asian="13pt" style:language-asian="ko" style:country-asian="KR" style:font-weight-asian="bold" style:font-name-complex="Arial4"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style:font-name="Arial2" fo:font-size="14pt" fo:font-weight="bold" style:font-size-asian="14pt" style:language-asian="ko" style:country-asian="KR"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style:font-name="Arial2" fo:font-size="13pt" fo:font-style="italic" fo:font-weight="bold" style:font-size-asian="13pt" style:language-asian="ko" style:country-asian="KR"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style:font-name="Arial2" fo:font-size="11pt" fo:font-weight="bold" style:font-size-asian="11pt" style:language-asian="ko" style:country-asian="KR"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text-properties style:font-name="Arial2" style:language-asian="ko" style:country-asian="KR"/>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style:font-name="Arial2" fo:font-style="italic" style:language-asian="ko" style:country-asian="KR"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style:font-name="Arial2" fo:font-size="11pt" style:font-size-asian="11pt" style:language-asian="ko" style:country-asian="KR" style:font-name-complex="Arial4" style:font-size-complex="11pt"/>
    </style:style>
    <style:style style:name="Head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Standard" style:default-outline-level="" style:list-style-name=""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423cm" fo:margin-right="0cm" fo:text-indent="0cm" style:auto-text-indent="false">
        <style:tab-stops>
          <style:tab-stop style:position="16.501cm" style:type="right" style:leader-style="dotted" style:leader-text="."/>
        </style:tab-stops>
      </style:paragraph-properties>
    </style:style>
    <style:style style:name="caption" style:family="paragraph" style:parent-style-name="Standard" style:default-outline-level="" style:list-style-name="">
      <style:paragraph-properties fo:margin-top="0cm" fo:margin-bottom="0.353cm" fo:line-height="115%"/>
      <style:text-properties style:font-name="Calibri" fo:font-size="10pt" fo:font-weight="bold" style:font-name-asian="Calibri1" style:font-size-asian="10pt" style:language-asian="en" style:country-asian="US" style:font-weight-asian="bold" style:font-size-complex="10pt" style:font-weight-complex="bold"/>
    </style:style>
    <style:style style:name="Contents_20_3" style:display-name="Contents 3" style:family="paragraph" style:parent-style-name="Standard" style:default-outline-level="" style:list-style-name="" style:class="index">
      <style:paragraph-properties fo:margin-left="0.847cm" fo:margin-right="0cm" fo:text-indent="0cm" style:auto-text-indent="false">
        <style:tab-stops>
          <style:tab-stop style:position="16.002cm" style:type="right" style:leader-style="dotted" style:leader-text="."/>
        </style:tab-stops>
      </style:paragraph-properties>
    </style:style>
    <style:style style:name="footnote_20_text" style:display-name="footnote text" style:family="paragraph" style:parent-style-name="Standard" style:default-outline-level="" style:list-style-name="">
      <style:text-properties fo:font-size="10pt" style:font-size-asian="10pt" style:font-size-complex="10pt"/>
    </style:style>
    <style:style style:name="Normal_20__28_Web_29_" style:display-name="Normal (Web)" style:family="paragraph" style:parent-style-name="Standard" style:default-outline-level="" style:list-style-name="">
      <style:paragraph-properties fo:margin-top="0.176cm" fo:margin-bottom="0.049cm"/>
    </style:style>
    <style:style style:name="Document_20_Map" style:display-name="Document Map" style:family="paragraph" style:parent-style-name="Standard" style:default-outline-level="" style:list-style-name="">
      <style:text-properties style:font-name="Lucida Grande" style:font-name-complex="Lucida Grande1"/>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note_20_reference" style:display-name="footnote reference" style:family="text" style:parent-style-name="Default_20_Paragraph_20_Font">
      <style:text-properties style:text-position="super 58%"/>
    </style:style>
    <style:style style:name="Dokumentstruktur_20_Zchn" style:display-name="Dokumentstruktur Zchn" style:family="text" style:parent-style-name="Default_20_Paragraph_20_Font">
      <style:text-properties style:font-name="Lucida Grande" fo:font-size="12pt" style:font-size-asian="12pt" style:font-name-complex="Lucida Grande1" style:font-size-complex="12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style:font-name-complex="Courier New"/>
    </style:style>
    <style:style style:name="ListLabel_20_2" style:display-name="ListLabel 2" style:family="text">
      <style:text-properties style:font-name-asian="Times New Roman1" style:font-name-complex="Times New Roman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Standard"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Standard"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Standard"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Times New Roman'" style:font-style-name="Standard"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ahoma" style:font-style-name="Standard" style:font-family-generic="swiss" style:font-pitch="variable"/>
      </text:list-level-style-bullet>
      <text:list-level-style-bullet text:level="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ahoma" style:font-style-name="Standard" style:font-family-generic="swiss" style:font-pitch="variable"/>
      </text:list-level-style-bullet>
      <text:list-level-style-bullet text:level="3" text:style-name="ListLabel_20_2"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Times New Roman'" style:font-style-name="Standard" style:font-family-generic="roman" style:font-pitch="variable"/>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Standard"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Standard"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Times New Roman'" style:font-style-name="Standard" style:font-family-generic="roman"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Standard"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Wingdings" style:font-style-name="Standard"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Tahoma" style:font-style-name="Standard"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Standard"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Standard"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Standard"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Standard"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Standard"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Standard"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018cm solid #00000a" fo:border-bottom="none">
        <style:tab-stops>
          <style:tab-stop style:position="8.752cm" style:type="center"/>
          <style:tab-stop style:position="18.503cm" style:type="right"/>
        </style:tab-stops>
      </style:paragraph-properties>
    </style:style>
    <style:style style:name="MT1" style:family="text">
      <style:text-properties style:font-name="Arial2" fo:font-size="9pt" style:font-size-asian="9pt" style:font-name-complex="Arial4" style:font-size-complex="10pt"/>
    </style:style>
    <style:page-layout style:name="Mpm1">
      <style:page-layout-properties fo:page-width="21.001cm" fo:page-height="29.7cm" style:num-format="1" style:print-orientation="portrait" fo:margin-top="1.27cm" fo:margin-bottom="1.251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footer>
        <text:p text:style-name="MP1"><text:span text:style-name="MT1">Abschlussbericht im Startprojekt<text:tab/><text:tab/>Seite </text:span><text:page-number text:select-page="current">2</text:page-number><text:span text:style-name="MT1"> von </text:span><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Garmann</meta:initial-creator>
    <meta:editing-cycles>38</meta:editing-cycles>
    <meta:print-date>2018-12-05T10:00:00</meta:print-date>
    <meta:creation-date>2015-06-04T12:21:00</meta:creation-date>
    <dc:date>2019-01-06T22:45:17.38</dc:date>
    <meta:editing-duration>PT5H17M45S</meta:editing-duration>
    <meta:generator>OpenOffice/4.1.4$Win32 OpenOffice.org_project/414m5$Build-9788</meta:generator>
    <meta:document-statistic meta:table-count="2" meta:image-count="0" meta:object-count="0" meta:page-count="4" meta:paragraph-count="92" meta:word-count="1724" meta:character-count="11934"/>
    <meta:user-defined meta:name="AppVersion">16.0000</meta:user-defined>
    <meta:user-defined meta:name="Company">FH Hannov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